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703cm" fo:min-width="2.675cm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749cm" fo:min-width="3.674cm" loext:decorative="false"/>
      <style:paragraph-properties style:writing-mode="lr-tb"/>
    </style:style>
    <style:style style:name="co1" style:family="table-column">
      <style:table-column-properties style:column-width="1.078cm" style:use-optimal-column-width="false"/>
    </style:style>
    <style:style style:name="co2" style:family="table-column">
      <style:table-column-properties style:column-width="1.092cm" style:use-optimal-column-width="false"/>
    </style:style>
    <style:style style:name="co3" style:family="table-column">
      <style:table-column-properties style:column-width="1.085cm" style:use-optimal-column-width="false"/>
    </style:style>
    <style:style style:name="co4" style:family="table-column">
      <style:table-column-properties style:column-width="1.087cm" style:use-optimal-column-width="false"/>
    </style:style>
    <style:style style:name="co5" style:family="table-column">
      <style:table-column-properties style:column-width="1.975cm" style:use-optimal-column-width="false"/>
    </style:style>
    <style:style style:name="co6" style:family="table-column">
      <style:table-column-properties style:column-width="1.243cm" style:use-optimal-column-width="false"/>
    </style:style>
    <style:style style:name="co7" style:family="table-column">
      <style:table-column-properties style:column-width="4.723cm" style:use-optimal-column-width="false"/>
    </style:style>
    <style:style style:name="ro1" style:family="table-row">
      <style:table-row-properties style:row-height="0.962cm" style:use-optimal-row-height="false"/>
    </style:style>
    <style:style style:name="ro2" style:family="table-row">
      <style:table-row-properties style:row-height="0.961cm" style:use-optimal-row-height="false"/>
    </style:style>
    <style:style style:name="ce1" style:family="table-cell">
      <loext:graphic-properties draw:fill="solid" draw:fill-color="#dddddd"/>
    </style:style>
    <style:style style:name="ce2" style:family="table-cell">
      <loext:graphic-properties draw:fill="solid" draw:fill-color="#e8f2a1"/>
      <style:paragraph-properties fo:border-left="0.28pt solid #000000" fo:border-right="0.28pt solid #000000" fo:border-top="0.28pt solid #2a6099" fo:border-bottom="0.28pt solid #000000"/>
    </style:style>
    <style:style style:name="ce3" style:family="table-cell">
      <loext:graphic-properties draw:fill="solid" draw:fill-color="#e8f2a1"/>
    </style:style>
    <style:style style:name="ce4" style:family="table-cell">
      <style:paragraph-properties fo:border="0.28pt solid #000000"/>
    </style:style>
    <style:style style:name="ce5" style:family="table-cell">
      <loext:graphic-properties draw:fill="none" draw:fill-color="#e8f2a1"/>
      <style:paragraph-properties fo:border-left="0.28pt solid #000000" fo:border-right="0.28pt solid #000000" fo:border-top="0.28pt solid #2a6099" fo:border-bottom="0.28pt solid #000000"/>
    </style:style>
    <style:style style:name="ce6" style:family="table-cell">
      <loext:graphic-properties draw:fill="solid" draw:fill-color="#dddddd"/>
      <style:paragraph-properties fo:border="0.28pt solid #000000"/>
    </style:style>
    <style:style style:name="ce7" style:family="table-cell">
      <loext:graphic-properties draw:fill="solid" draw:fill-color="#e8f2a1"/>
      <style:paragraph-properties fo:border-left="0.28pt solid #000000" fo:border-right="0.28pt solid #2a6099" fo:border-top="0.28pt solid #2a6099" fo:border-bottom="0.28pt solid #2a6099"/>
    </style:style>
    <style:style style:name="ce8" style:family="table-cell">
      <loext:graphic-properties draw:fill="solid" draw:fill-color="#e8f2a1"/>
      <style:paragraph-properties fo:border="0.28pt solid #2a6099"/>
    </style:style>
    <style:style style:name="ce9" style:family="table-cell">
      <style:paragraph-properties fo:border-left="0.28pt solid #000000" fo:border-right="0.28pt solid #2a6099" fo:border-top="0.28pt solid #000000" fo:border-bottom="0.28pt solid #000000"/>
    </style:style>
    <style:style style:name="ce10" style:family="table-cell">
      <style:paragraph-properties fo:border-left="0.28pt solid #000000" fo:border-right="0.28pt solid #000000" fo:border-top="0.28pt solid #2a6099" fo:border-bottom="0.28pt solid #000000"/>
    </style:style>
    <style:style style:name="ce11" style:family="table-cell">
      <loext:graphic-properties draw:fill="solid" draw:fill-color="#d4ea6b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1.741cm" svg:height="16.352cm" svg:x="1.34cm" svg:y="1.86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3"/>
            <table:table-column table:style-name="co4"/>
            <table:table-column table:style-name="co3"/>
            <table:table-column table:style-name="co3"/>
            <table:table-column table:style-name="co3"/>
            <table:table-column table:style-name="co5"/>
            <table:table-row table:style-name="ro1" table:default-cell-style-name="bg-none">
              <table:table-cell>
                <text:p>#</text:p>
              </table:table-cell>
              <table:table-cell>
                <text:p>A</text:p>
              </table:table-cell>
              <table:table-cell>
                <text:p>B</text:p>
              </table:table-cell>
              <table:table-cell>
                <text:p>C</text:p>
              </table:table-cell>
              <table:table-cell>
                <text:p>D</text:p>
              </table:table-cell>
              <table:table-cell>
                <text:p>O1</text:p>
              </table:table-cell>
              <table:table-cell>
                <text:p>O2</text:p>
              </table:table-cell>
              <table:table-cell>
                <text:p>O3</text:p>
              </table:table-cell>
              <table:table-cell>
                <text:p>O4</text:p>
              </table:table-cell>
              <table:table-cell>
                <text:p>Name</text:p>
              </table:table-cell>
            </table:table-row>
            <table:table-row table:style-name="ro1" table:default-cell-style-name="ce2">
              <table:table-cell table:style-name="bg-none">
                <text:p>0</text:p>
              </table:table-cell>
              <table:table-cell table:style-name="ce1">
                <text:p>0</text:p>
              </table:table-cell>
              <table:table-cell table:style-name="ce1">
                <text:p>0</text:p>
              </table:table-cell>
              <table:table-cell table:style-name="ce1">
                <text:p>0</text:p>
              </table:table-cell>
              <table:table-cell table:style-name="ce1"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Off</text:p>
              </table:table-cell>
            </table:table-row>
            <table:table-row table:style-name="ro1" table:default-cell-style-name="ce3">
              <table:table-cell table:style-name="bg-none">
                <text:p>1</text:p>
              </table:table-cell>
              <table:table-cell table:style-name="ce1">
                <text:p>0</text:p>
              </table:table-cell>
              <table:table-cell table:style-name="ce1">
                <text:p>0</text:p>
              </table:table-cell>
              <table:table-cell table:style-name="ce1">
                <text:p>0</text:p>
              </table:table-cell>
              <table:table-cell table:style-name="ce1"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Forw</text:p>
              </table:table-cell>
            </table:table-row>
            <table:table-row table:style-name="ro1" table:default-cell-style-name="ce3">
              <table:table-cell table:style-name="bg-none">
                <text:p>2</text:p>
              </table:table-cell>
              <table:table-cell table:style-name="ce1">
                <text:p>0</text:p>
              </table:table-cell>
              <table:table-cell table:style-name="ce1">
                <text:p>0</text:p>
              </table:table-cell>
              <table:table-cell table:style-name="ce1">
                <text:p>1</text:p>
              </table:table-cell>
              <table:table-cell table:style-name="ce1"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Rev</text:p>
              </table:table-cell>
            </table:table-row>
            <table:table-row table:style-name="ro1" table:default-cell-style-name="ce5">
              <table:table-cell table:style-name="bg-none">
                <text:p>3</text:p>
              </table:table-cell>
              <table:table-cell table:style-name="ce4">
                <text:p>0</text:p>
              </table:table-cell>
              <table:table-cell table:style-name="ce4">
                <text:p>0</text:p>
              </table:table-cell>
              <table:table-cell table:style-name="ce4">
                <text:p>1</text:p>
              </table:table-cell>
              <table:table-cell table:style-name="ce4">
                <text:p>1</text:p>
              </table:table-cell>
              <table:table-cell>
                <text:p>x</text:p>
              </table:table-cell>
              <table:table-cell>
                <text:p>x</text:p>
              </table:table-cell>
              <table:table-cell>
                <text:p>x</text:p>
              </table:table-cell>
              <table:table-cell>
                <text:p>x</text:p>
              </table:table-cell>
              <table:table-cell/>
            </table:table-row>
            <table:table-row table:style-name="ro1" table:default-cell-style-name="ce6">
              <table:table-cell table:style-name="ce4">
                <text:p>4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 table:style-name="ce7">
                <text:p>1</text:p>
              </table:table-cell>
              <table:table-cell table:style-name="ce8">
                <text:p>0</text:p>
              </table:table-cell>
              <table:table-cell table:style-name="ce8">
                <text:p>0</text:p>
              </table:table-cell>
              <table:table-cell table:style-name="ce8">
                <text:p>1</text:p>
              </table:table-cell>
              <table:table-cell table:style-name="ce8">
                <text:p>Right</text:p>
              </table:table-cell>
            </table:table-row>
            <table:table-row table:style-name="ro1" table:default-cell-style-name="ce5">
              <table:table-cell table:style-name="bg-none">
                <text:p>5</text:p>
              </table:table-cell>
              <table:table-cell table:style-name="ce4">
                <text:p>0</text:p>
              </table:table-cell>
              <table:table-cell table:style-name="ce4">
                <text:p>1</text:p>
              </table:table-cell>
              <table:table-cell table:style-name="ce4">
                <text:p>0</text:p>
              </table:table-cell>
              <table:table-cell table:style-name="ce9">
                <text:p>1</text:p>
              </table:table-cell>
              <table:table-cell>
                <text:p>x</text:p>
              </table:table-cell>
              <table:table-cell>
                <text:p>x</text:p>
              </table:table-cell>
              <table:table-cell>
                <text:p>x</text:p>
              </table:table-cell>
              <table:table-cell>
                <text:p>x</text:p>
              </table:table-cell>
              <table:table-cell/>
            </table:table-row>
            <table:table-row table:style-name="ro1" table:default-cell-style-name="bg-none">
              <table:table-cell>
                <text:p>6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  <table:table-cell table:style-name="ce10">
                <text:p>x</text:p>
              </table:table-cell>
              <table:table-cell table:style-name="ce10">
                <text:p>x</text:p>
              </table:table-cell>
              <table:table-cell table:style-name="ce10">
                <text:p>x</text:p>
              </table:table-cell>
              <table:table-cell table:style-name="ce10">
                <text:p>x</text:p>
              </table:table-cell>
              <table:table-cell table:style-name="ce10"/>
            </table:table-row>
            <table:table-row table:style-name="ro1" table:default-cell-style-name="bg-none">
              <table:table-cell>
                <text:p>7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x</text:p>
              </table:table-cell>
              <table:table-cell>
                <text:p>x</text:p>
              </table:table-cell>
              <table:table-cell>
                <text:p>x</text:p>
              </table:table-cell>
              <table:table-cell>
                <text:p>x</text:p>
              </table:table-cell>
              <table:table-cell/>
            </table:table-row>
            <table:table-row table:style-name="ro1" table:default-cell-style-name="ce3">
              <table:table-cell table:style-name="bg-none">
                <text:p>8</text:p>
              </table:table-cell>
              <table:table-cell table:style-name="ce1">
                <text:p>1</text:p>
              </table:table-cell>
              <table:table-cell table:style-name="ce1">
                <text:p>0</text:p>
              </table:table-cell>
              <table:table-cell table:style-name="ce1">
                <text:p>0</text:p>
              </table:table-cell>
              <table:table-cell table:style-name="ce1"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Left</text:p>
              </table:table-cell>
            </table:table-row>
            <table:table-row table:style-name="ro1" table:default-cell-style-name="bg-none">
              <table:table-cell>
                <text:p>9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 table:style-name="ce5">
                <text:p>x</text:p>
              </table:table-cell>
              <table:table-cell table:style-name="ce5">
                <text:p>x</text:p>
              </table:table-cell>
              <table:table-cell table:style-name="ce5">
                <text:p>x</text:p>
              </table:table-cell>
              <table:table-cell table:style-name="ce5">
                <text:p>x</text:p>
              </table:table-cell>
              <table:table-cell table:style-name="ce5"/>
            </table:table-row>
            <table:table-row table:style-name="ro1" table:default-cell-style-name="bg-none">
              <table:table-cell>
                <text:p>10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x</text:p>
              </table:table-cell>
              <table:table-cell>
                <text:p>x</text:p>
              </table:table-cell>
              <table:table-cell>
                <text:p>x</text:p>
              </table:table-cell>
              <table:table-cell>
                <text:p>x</text:p>
              </table:table-cell>
              <table:table-cell/>
            </table:table-row>
            <table:table-row table:style-name="ro1" table:default-cell-style-name="bg-none">
              <table:table-cell>
                <text:p>11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x</text:p>
              </table:table-cell>
              <table:table-cell>
                <text:p>x</text:p>
              </table:table-cell>
              <table:table-cell>
                <text:p>x</text:p>
              </table:table-cell>
              <table:table-cell>
                <text:p>x</text:p>
              </table:table-cell>
              <table:table-cell/>
            </table:table-row>
            <table:table-row table:style-name="ro1" table:default-cell-style-name="bg-none">
              <table:table-cell>
                <text:p>12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x</text:p>
              </table:table-cell>
              <table:table-cell>
                <text:p>x</text:p>
              </table:table-cell>
              <table:table-cell>
                <text:p>x</text:p>
              </table:table-cell>
              <table:table-cell>
                <text:p>x</text:p>
              </table:table-cell>
              <table:table-cell/>
            </table:table-row>
            <table:table-row table:style-name="ro1" table:default-cell-style-name="bg-none">
              <table:table-cell>
                <text:p>13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x</text:p>
              </table:table-cell>
              <table:table-cell>
                <text:p>x</text:p>
              </table:table-cell>
              <table:table-cell>
                <text:p>x</text:p>
              </table:table-cell>
              <table:table-cell>
                <text:p>x</text:p>
              </table:table-cell>
              <table:table-cell/>
            </table:table-row>
            <table:table-row table:style-name="ro1" table:default-cell-style-name="bg-none">
              <table:table-cell>
                <text:p>14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x</text:p>
              </table:table-cell>
              <table:table-cell>
                <text:p>x</text:p>
              </table:table-cell>
              <table:table-cell>
                <text:p>x</text:p>
              </table:table-cell>
              <table:table-cell>
                <text:p>x</text:p>
              </table:table-cell>
              <table:table-cell/>
            </table:table-row>
            <table:table-row table:style-name="ro2" table:default-cell-style-name="bg-none">
              <table:table-cell>
                <text:p>15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x</text:p>
              </table:table-cell>
              <table:table-cell>
                <text:p>x</text:p>
              </table:table-cell>
              <table:table-cell>
                <text:p>x</text:p>
              </table:table-cell>
              <table:table-cell>
                <text:p>x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gr2" draw:text-style-name="P1" draw:layer="layout" svg:width="3.512cm" svg:height="0.962cm" svg:x="1.298cm" svg:y="1cm">
          <draw:text-box>
            <text:p>Truth table</text:p>
          </draw:text-box>
        </draw:frame>
        <draw:frame draw:style-name="gr2" draw:text-style-name="P1" draw:layer="layout" svg:width="19.433cm" svg:height="2.384cm" svg:x="0.879cm" svg:y="18.618cm">
          <draw:text-box>
            <text:p>Can use karnaugh Kmap solver to find simplified Ox circuits.</text:p>
            <text:p>Output solution is easy, each needs just one OR gate. Then we can</text:p>
            <text:p>Implement whole machine with only one 4xOR.</text:p>
          </draw:text-box>
        </draw:frame>
        <draw:frame draw:style-name="gr1" draw:layer="layout" svg:width="5.965cm" svg:height="1.923cm" svg:x="13.449cm" svg:y="2.961cm">
          <table:table table:template-name="default" table:use-first-row-styles="true" table:use-banding-rows-styles="true">
            <table:table-column table:style-name="co6"/>
            <table:table-column table:style-name="co7"/>
            <table:table-row table:style-name="ro1">
              <table:table-cell table:style-name="ce1"/>
              <table:table-cell table:style-name="bg-none">
                <text:p>Valid inputs</text:p>
              </table:table-cell>
            </table:table-row>
            <table:table-row table:style-name="ro1">
              <table:table-cell table:style-name="ce11"/>
              <table:table-cell table:style-name="bg-none">
                <text:p>Valid outputs</text:p>
              </table:table-cell>
            </table:table-row>
          </table:table>
          <draw:image xlink:href="Pictures/TablePreview2.svm" xlink:type="simple" xlink:show="embed" xlink:actuate="onLoad"/>
        </draw:frame>
      </draw:page>
      <draw:page draw:name="page2" draw:style-name="dp1" draw:master-page-name="Default">
        <draw:custom-shape draw:style-name="gr3" draw:text-style-name="P2" draw:layer="layout" svg:width="3.175cm" svg:height="0.953cm" svg:x="7.35cm" svg:y="16.557cm">
          <text:p text:style-name="P2">OR gate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174cm" svg:height="0.999cm" svg:x="2.858cm" svg:y="16.511cm">
          <text:p text:style-name="P2">Code learn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4-02T09:59:12.149000000</meta:creation-date>
    <dc:date>2025-04-02T21:41:11.429000000</dc:date>
    <meta:editing-duration>PT10H54M29S</meta:editing-duration>
    <meta:editing-cycles>14</meta:editing-cycles>
    <meta:generator>LibreOffice/24.2.1.2$Windows_X86_64 LibreOffice_project/db4def46b0453cc22e2d0305797cf981b68ef5ac</meta:generator>
    <meta:document-statistic meta:object-count="6"/>
  </office:meta>
</office:document-meta>
</file>